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2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3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fill-color="#ffffff" draw:textarea-horizontal-align="left" draw:textarea-vertical-align="middle" draw:auto-grow-height="true" draw:auto-grow-width="true" fo:min-height="0.982cm" fo:min-width="1.496cm" fo:padding-top="0.134cm" fo:padding-bottom="0.134cm" fo:padding-left="0.259cm" fo:padding-right="0.259cm" loext:decorative="false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67cm" fo:min-width="0.126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31cm" fo:min-width="1.042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26cm" fo:min-width="0.2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" draw:marker-end-width="0.3cm" draw:stroke-linejoin="none" draw:fill="none" draw:fill-color="#000000" draw:textarea-vertical-align="middle" loext:decorative="fals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00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  <style:text-properties style:font-name="Liberation Mono" fo:font-size="10pt" style:font-size-asian="10pt" style:font-size-complex="10pt"/>
    </style:style>
    <style:style style:name="P5" style:family="paragraph">
      <loext:graphic-properties draw:opacity="0%"/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10pt" style:font-size-asian="10pt" style:font-size-complex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5cm" svg:y1="3.135cm" svg:x2="18.096cm" svg:y2="3.135cm">
          <text:p/>
        </draw:line>
        <draw:line draw:style-name="gr2" draw:text-style-name="P2" draw:layer="layout" svg:x1="13.25cm" svg:y1="5.5cm" svg:x2="13.25cm" svg:y2="7.5cm">
          <text:p/>
        </draw:line>
        <draw:line draw:style-name="gr3" draw:text-style-name="P3" draw:layer="layout" svg:x1="18.577cm" svg:y1="4.601cm" svg:x2="18.577cm" svg:y2="3.578cm">
          <text:p/>
        </draw:line>
        <draw:custom-shape draw:style-name="gr4" draw:text-style-name="P5" draw:layer="layout" svg:width="1cm" svg:height="1cm" svg:x="18.096cm" svg:y="2.578cm">
          <text:p text:style-name="P4"><text:span text:style-name="T1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014cm" svg:height="1.25cm" svg:x="8.336cm" svg:y="4.4cm">
          <draw:text-box>
            <text:p text:style-name="P6"><text:span text:style-name="T1">product</text:span></text:p>
          </draw:text-box>
        </draw:frame>
        <draw:frame draw:style-name="gr5" draw:text-style-name="P7" draw:layer="layout" svg:width="2.014cm" svg:height="1.25cm" svg:x="13.486cm" svg:y="2.5cm">
          <draw:text-box>
            <text:p text:style-name="P6"><text:span text:style-name="T1">counter</text:span></text:p>
          </draw:text-box>
        </draw:frame>
        <draw:custom-shape draw:style-name="gr6" draw:text-style-name="P8" draw:layer="layout" svg:width="1.25cm" svg:height="1.25cm" svg:x="17.968cm" svg:y="4.601cm">
          <text:p text:style-name="P4"><text:span text:style-name="T1">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2.75cm" svg:height="1cm" svg:x="8.5cm" svg:y="6.65cm">
          <text:p text:style-name="P4"><text:span text:style-name="T1">*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8" draw:layer="layout" svg:width="1.25cm" svg:height="0.85cm" svg:x="13.046cm" svg:y="7.522cm">
          <text:p text:style-name="P4"><text:span text:style-name="T1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15.25cm" svg:y1="9.122cm" svg:x2="15.25cm" svg:y2="3.75cm">
          <text:p/>
        </draw:line>
        <draw:line draw:style-name="gr9" draw:text-style-name="P2" draw:layer="layout" svg:x1="15.25cm" svg:y1="9.122cm" svg:x2="13.685cm" svg:y2="9.122cm">
          <text:p/>
        </draw:line>
        <draw:line draw:style-name="gr9" draw:text-style-name="P2" draw:layer="layout" svg:x1="13.685cm" svg:y1="8.372cm" svg:x2="13.685cm" svg:y2="9.123cm">
          <text:p/>
        </draw:line>
        <draw:line draw:style-name="gr2" draw:text-style-name="P2" draw:layer="layout" svg:x1="10.85cm" svg:y1="3.75cm" svg:x2="10.85cm" svg:y2="6.65cm">
          <text:p/>
        </draw:line>
        <draw:line draw:style-name="gr2" draw:text-style-name="P2" draw:layer="layout" svg:x1="9.6cm" svg:y1="5.65cm" svg:x2="9.6cm" svg:y2="6.65cm">
          <text:p/>
        </draw:line>
        <draw:line draw:style-name="gr2" draw:text-style-name="P2" draw:layer="layout" svg:x1="7.35cm" svg:y1="5.15cm" svg:x2="8.35cm" svg:y2="5.15cm">
          <text:p/>
        </draw:line>
        <draw:line draw:style-name="gr9" draw:text-style-name="P2" draw:layer="layout" svg:x1="7.35cm" svg:y1="5.15cm" svg:x2="7.35cm" svg:y2="8.15cm">
          <text:p/>
        </draw:line>
        <draw:line draw:style-name="gr9" draw:text-style-name="P2" draw:layer="layout" svg:x1="9.85cm" svg:y1="8.15cm" svg:x2="7.35cm" svg:y2="8.15cm">
          <text:p/>
        </draw:line>
        <draw:line draw:style-name="gr9" draw:text-style-name="P2" draw:layer="layout" svg:x1="9.85cm" svg:y1="8.15cm" svg:x2="9.85cm" svg:y2="7.65cm">
          <text:p/>
        </draw:line>
        <draw:custom-shape draw:style-name="gr10" draw:text-style-name="P9" draw:layer="layout" svg:width="0.362cm" svg:height="0.362cm" svg:x="7.499cm" svg:y="4.95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" draw:text-style-name="P9" draw:layer="layout" svg:width="0.362cm" svg:height="0.362cm" svg:x="15.051cm" svg:y="4.22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1" draw:text-style-name="P10" draw:layer="layout" svg:width="0.921cm" svg:height="0.649cm" svg:x="17.829cm" svg:y="16.75cm">
          <draw:text-box>
            <text:p><text:span text:style-name="T1">s</text:span><text:span text:style-name="T1">n</text:span></text:p>
          </draw:text-box>
        </draw:frame>
        <draw:custom-shape draw:style-name="gr6" draw:text-style-name="P8" draw:layer="layout" svg:width="1.25cm" svg:height="1.25cm" svg:x="13.75cm" svg:y="5.25cm">
          <text:p text:style-name="P4"><text:span text:style-name="T1">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3.639cm" svg:y1="3.75cm" svg:x2="13.639cm" svg:y2="5.5cm">
          <text:p/>
        </draw:line>
        <draw:line draw:style-name="gr9" draw:text-style-name="P2" draw:layer="layout" svg:x1="13.639cm" svg:y1="5.5cm" svg:x2="13.25cm" svg:y2="5.5cm">
          <text:p/>
        </draw:line>
        <draw:line draw:style-name="gr2" draw:text-style-name="P2" draw:layer="layout" svg:x1="14cm" svg:y1="6.5cm" svg:x2="14cm" svg:y2="7.5cm">
          <text:p/>
        </draw:line>
        <draw:frame draw:style-name="gr5" draw:text-style-name="P7" draw:layer="layout" svg:width="2.014cm" svg:height="1.25cm" svg:x="9.6cm" svg:y="2.5cm">
          <draw:text-box>
            <text:p text:style-name="P6"><text:span text:style-name="T1"><text:s text:c="3"/></text:span><text:span text:style-name="T1">b</text:span></text:p>
          </draw:text-box>
        </draw:frame>
        <draw:line draw:style-name="gr1" draw:text-style-name="P1" draw:layer="layout" svg:x1="16.45cm" svg:y1="17.612cm" svg:x2="19.046cm" svg:y2="17.612cm">
          <text:p/>
        </draw:line>
        <draw:line draw:style-name="gr2" draw:text-style-name="P2" draw:layer="layout" svg:x1="14.2cm" svg:y1="20.277cm" svg:x2="14.2cm" svg:y2="22.277cm">
          <text:p/>
        </draw:line>
        <draw:line draw:style-name="gr3" draw:text-style-name="P3" draw:layer="layout" svg:x1="15.481cm" svg:y1="17.25cm" svg:x2="15.481cm" svg:y2="16.227cm">
          <text:p/>
        </draw:line>
        <draw:custom-shape draw:style-name="gr4" draw:text-style-name="P5" draw:layer="layout" svg:width="1cm" svg:height="1cm" svg:x="15cm" svg:y="15.227cm">
          <text:p text:style-name="P4"><text:span text:style-name="T1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014cm" svg:height="1.25cm" svg:x="9.886cm" svg:y="17.277cm">
          <draw:text-box>
            <text:p text:style-name="P6"><text:span text:style-name="T1"><text:s text:c="2"/></text:span><text:span text:style-name="T1">va</text:span><text:span text:style-name="T1">l</text:span></text:p>
          </draw:text-box>
        </draw:frame>
        <draw:frame draw:style-name="gr5" draw:text-style-name="P7" draw:layer="layout" svg:width="2.014cm" svg:height="1.25cm" svg:x="14.436cm" svg:y="17.277cm">
          <draw:text-box>
            <text:p text:style-name="P6"><text:span text:style-name="T1"><text:s text:c="3"/></text:span><text:span text:style-name="T1">n</text:span></text:p>
          </draw:text-box>
        </draw:frame>
        <draw:custom-shape draw:style-name="gr6" draw:text-style-name="P8" draw:layer="layout" svg:width="1.25cm" svg:height="1.25cm" svg:x="14.75cm" svg:y="13cm">
          <text:p text:style-name="P4"><text:span text:style-name="T1">0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2.75cm" svg:height="1cm" svg:x="10.05cm" svg:y="19.527cm">
          <text:p text:style-name="P4"><text:span text:style-name="T1">*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8" draw:layer="layout" svg:width="1.25cm" svg:height="0.85cm" svg:x="13.996cm" svg:y="22.299cm">
          <text:p text:style-name="P4"><text:span text:style-name="T1">-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16.2cm" svg:y1="23.899cm" svg:x2="16.2cm" svg:y2="18.527cm">
          <text:p/>
        </draw:line>
        <draw:line draw:style-name="gr9" draw:text-style-name="P2" draw:layer="layout" svg:x1="16.2cm" svg:y1="23.899cm" svg:x2="14.635cm" svg:y2="23.899cm">
          <text:p/>
        </draw:line>
        <draw:line draw:style-name="gr9" draw:text-style-name="P2" draw:layer="layout" svg:x1="14.635cm" svg:y1="23.149cm" svg:x2="14.635cm" svg:y2="23.9cm">
          <text:p/>
        </draw:line>
        <draw:line draw:style-name="gr2" draw:text-style-name="P2" draw:layer="layout" svg:x1="12.4cm" svg:y1="18.75cm" svg:x2="12.4cm" svg:y2="19.527cm">
          <text:p/>
        </draw:line>
        <draw:line draw:style-name="gr2" draw:text-style-name="P2" draw:layer="layout" svg:x1="11.15cm" svg:y1="18.527cm" svg:x2="11.15cm" svg:y2="19.527cm">
          <text:p/>
        </draw:line>
        <draw:line draw:style-name="gr2" draw:text-style-name="P2" draw:layer="layout" svg:x1="8.9cm" svg:y1="18.027cm" svg:x2="9.9cm" svg:y2="18.027cm">
          <text:p/>
        </draw:line>
        <draw:line draw:style-name="gr9" draw:text-style-name="P2" draw:layer="layout" svg:x1="8.9cm" svg:y1="18.027cm" svg:x2="8.9cm" svg:y2="21.027cm">
          <text:p/>
        </draw:line>
        <draw:line draw:style-name="gr9" draw:text-style-name="P2" draw:layer="layout" svg:x1="11.4cm" svg:y1="21.027cm" svg:x2="8.9cm" svg:y2="21.027cm">
          <text:p/>
        </draw:line>
        <draw:line draw:style-name="gr9" draw:text-style-name="P2" draw:layer="layout" svg:x1="11.4cm" svg:y1="21.027cm" svg:x2="11.4cm" svg:y2="20.527cm">
          <text:p/>
        </draw:line>
        <draw:custom-shape draw:style-name="gr10" draw:text-style-name="P9" draw:layer="layout" svg:width="0.362cm" svg:height="0.362cm" svg:x="9.049cm" svg:y="17.83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" draw:text-style-name="P9" draw:layer="layout" svg:width="0.362cm" svg:height="0.362cm" svg:x="16.001cm" svg:y="19.0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8" draw:layer="layout" svg:width="1.25cm" svg:height="1.25cm" svg:x="14.7cm" svg:y="20.027cm">
          <text:p text:style-name="P4"><text:span text:style-name="T1">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4.589cm" svg:y1="18.527cm" svg:x2="14.589cm" svg:y2="20.277cm">
          <text:p/>
        </draw:line>
        <draw:line draw:style-name="gr9" draw:text-style-name="P2" draw:layer="layout" svg:x1="14.589cm" svg:y1="20.277cm" svg:x2="14.2cm" svg:y2="20.277cm">
          <text:p/>
        </draw:line>
        <draw:line draw:style-name="gr2" draw:text-style-name="P2" draw:layer="layout" svg:x1="14.95cm" svg:y1="21.277cm" svg:x2="14.95cm" svg:y2="22.277cm">
          <text:p/>
        </draw:line>
        <draw:frame draw:style-name="gr5" draw:text-style-name="P7" draw:layer="layout" svg:width="2.014cm" svg:height="1.25cm" svg:x="11.486cm" svg:y="22.5cm">
          <draw:text-box>
            <text:p text:style-name="P6"><text:span text:style-name="T1"><text:s text:c="3"/></text:span><text:span text:style-name="T1">b</text:span></text:p>
          </draw:text-box>
        </draw:frame>
        <draw:line draw:style-name="gr2" draw:text-style-name="P2" draw:layer="layout" svg:x1="15.5cm" svg:y1="14.25cm" svg:x2="15.5cm" svg:y2="15.25cm">
          <text:p/>
        </draw:line>
        <draw:frame draw:style-name="gr5" draw:text-style-name="P7" draw:layer="layout" svg:width="2.014cm" svg:height="1.25cm" svg:x="19.06cm" svg:y="17.221cm">
          <draw:text-box>
            <text:p text:style-name="P6"><text:span text:style-name="T1"><text:s/></text:span><text:span text:style-name="T1">stack</text:span></text:p>
          </draw:text-box>
        </draw:frame>
        <draw:custom-shape draw:style-name="gr10" draw:text-style-name="P9" draw:layer="layout" svg:width="0.362cm" svg:height="0.362cm" svg:x="18.284cm" svg:y="17.43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" draw:text-style-name="P1" draw:layer="layout" svg:x1="19.06cm" svg:y1="18.173cm" svg:x2="16.45cm" svg:y2="18.173cm">
          <text:p/>
        </draw:line>
        <draw:custom-shape draw:style-name="gr10" draw:text-style-name="P9" draw:layer="layout" svg:width="0.362cm" svg:height="0.362cm" svg:x="16.896cm" svg:y="17.97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1" draw:text-style-name="P10" draw:layer="layout" svg:width="0.921cm" svg:height="0.649cm" svg:x="17.079cm" svg:y="17.601cm">
          <draw:text-box>
            <text:p><text:span text:style-name="T1">rn</text:span></text:p>
          </draw:text-box>
        </draw:frame>
        <draw:line draw:style-name="gr1" draw:text-style-name="P1" draw:layer="layout" svg:x1="19.605cm" svg:y1="18.471cm" svg:x2="19.6cm" svg:y2="19.75cm">
          <text:p/>
        </draw:line>
        <draw:line draw:style-name="gr1" draw:text-style-name="P1" draw:layer="layout" svg:x1="20.555cm" svg:y1="19.75cm" svg:x2="20.555cm" svg:y2="18.471cm">
          <text:p/>
        </draw:line>
        <draw:frame draw:style-name="gr5" draw:text-style-name="P7" draw:layer="layout" svg:width="2.205cm" svg:height="1.25cm" svg:x="18.986cm" svg:y="19.75cm">
          <draw:text-box>
            <text:p text:style-name="P6"><text:span text:style-name="T1">continue</text:span></text:p>
          </draw:text-box>
        </draw:frame>
        <draw:custom-shape draw:style-name="gr10" draw:text-style-name="P9" draw:layer="layout" svg:width="0.362cm" svg:height="0.362cm" svg:x="19.41cm" svg:y="19.06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" draw:text-style-name="P9" draw:layer="layout" svg:width="0.362cm" svg:height="0.362cm" svg:x="20.38cm" svg:y="18.77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frame draw:style-name="gr11" draw:text-style-name="P10" draw:layer="layout" svg:width="0.921cm" svg:height="0.649cm" svg:x="18.75cm" svg:y="18.601cm">
          <draw:text-box>
            <text:p><text:span text:style-name="T1">rc</text:span></text:p>
          </draw:text-box>
        </draw:frame>
        <draw:frame draw:style-name="gr11" draw:text-style-name="P10" draw:layer="layout" svg:width="0.921cm" svg:height="0.649cm" svg:x="20.75cm" svg:y="18.601cm">
          <draw:text-box>
            <text:p><text:span text:style-name="T1">sc</text:span></text:p>
          </draw:text-box>
        </draw:frame>
        <draw:custom-shape draw:style-name="gr6" draw:text-style-name="P8" draw:layer="layout" svg:width="1.25cm" svg:height="1.25cm" svg:x="18.75cm" svg:y="22cm">
          <text:p text:style-name="P4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1.25cm" svg:height="1.25cm" svg:x="20.25cm" svg:y="22cm">
          <text:p text:style-name="P4"><text:span text:style-name="T1"/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19.379cm" svg:y1="22cm" svg:x2="19.379cm" svg:y2="21cm">
          <text:p/>
        </draw:line>
        <draw:line draw:style-name="gr1" draw:text-style-name="P1" draw:layer="layout" svg:x1="20.873cm" svg:y1="22cm" svg:x2="20.873cm" svg:y2="21cm">
          <text:p/>
        </draw:line>
        <draw:frame draw:style-name="gr11" draw:text-style-name="P10" draw:layer="layout" svg:width="2.61cm" svg:height="0.649cm" svg:x="22.39cm" svg:y="20cm">
          <draw:text-box>
            <text:p><text:span text:style-name="T1">controller</text:span></text:p>
          </draw:text-box>
        </draw:frame>
        <draw:line draw:style-name="gr1" draw:text-style-name="P1" draw:layer="layout" svg:x1="21.191cm" svg:y1="20.348cm" svg:x2="22.441cm" svg:y2="20.348cm">
          <text:p/>
        </draw:line>
        <draw:frame draw:style-name="gr11" draw:text-style-name="P10" draw:layer="layout" svg:width="1.556cm" svg:height="1.047cm" svg:x="21.5cm" svg:y="22cm">
          <draw:text-box>
            <text:p><text:span text:style-name="T1">expt-</text:span></text:p>
            <text:p><text:span text:style-name="T1">done</text:span></text:p>
          </draw:text-box>
        </draw:frame>
        <draw:frame draw:style-name="gr11" draw:text-style-name="P10" draw:layer="layout" svg:width="1.764cm" svg:height="1.047cm" svg:x="17.3cm" svg:y="22cm">
          <draw:text-box>
            <text:p><text:span text:style-name="T1">after-</text:span></text:p>
            <text:p><text:span text:style-name="T1">expt</text:span></text:p>
          </draw:text-box>
        </draw:frame>
        <draw:line draw:style-name="gr9" draw:text-style-name="P2" draw:layer="layout" svg:x1="13.25cm" svg:y1="18.75cm" svg:x2="12.4cm" svg:y2="18.75cm">
          <text:p/>
        </draw:line>
        <draw:line draw:style-name="gr9" draw:text-style-name="P2" draw:layer="layout" svg:x1="13.25cm" svg:y1="18.75cm" svg:x2="13.25cm" svg:y2="22.5cm">
          <text:p/>
        </draw:line>
        <draw:line draw:style-name="gr9" draw:text-style-name="P2" draw:layer="layout" svg:x1="15.023cm" svg:y1="20.58cm" svg:x2="13.75cm" svg:y2="20.58cm">
          <text:p/>
        </draw:line>
        <draw:line draw:style-name="gr9" draw:text-style-name="P2" draw:layer="layout" svg:x1="13.75cm" svg:y1="18.25cm" svg:x2="13.751cm" svg:y2="20.58cm">
          <text:p/>
        </draw:line>
        <draw:line draw:style-name="gr2" draw:text-style-name="P2" draw:layer="layout" svg:x1="13.75cm" svg:y1="18.25cm" svg:x2="11.9cm" svg:y2="18.25cm">
          <text:p/>
        </draw:line>
        <draw:custom-shape draw:style-name="gr10" draw:text-style-name="P9" draw:layer="layout" svg:width="0.362cm" svg:height="0.362cm" svg:x="12.442cm" svg:y="18.06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" draw:text-style-name="P9" draw:layer="layout" svg:width="0.362cm" svg:height="0.362cm" svg:x="19.201cm" svg:y="21.38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0" draw:text-style-name="P9" draw:layer="layout" svg:width="0.362cm" svg:height="0.362cm" svg:x="20.669cm" svg:y="21.3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6-02-21T17:22:06.930936188</dc:date>
    <meta:editing-duration>PT1H43M31S</meta:editing-duration>
    <meta:editing-cycles>11</meta:editing-cycles>
    <meta:document-statistic meta:object-count="80"/>
  </office:meta>
</office:document-meta>
</file>